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6cm" svg:height="1.2cm" svg:x="9.4cm" svg:y="1.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8" draw:id="id8" draw:layer="layout" svg:width="5.6cm" svg:height="1.2cm" svg:x="7.8cm" svg:y="26.8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3" draw:id="id3" draw:layer="layout" svg:width="9.7cm" svg:height="3.3cm" svg:x="5.5cm" svg:y="3.6cm">
          <text:p text:style-name="P1">OUTPUT Enter numbers</text:p>
          <text:p text:style-name="P1">to be averag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4" draw:id="id4" draw:layer="layout" svg:width="9.8cm" svg:height="1.8cm" svg:x="4cm" svg:y="7.9cm">
          <text:p text:style-name="P1">INPUT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" draw:id="id1" draw:layer="layout" svg:width="1.2cm" svg:height="1.3cm" svg:x="6.8cm" svg:y="19.6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4.435cm" svg:height="0.962cm" svg:x="18.2cm" svg:y="19.1cm">
          <draw:text-box>
            <text:p>1. number &gt; 0</text:p>
          </draw:text-box>
        </draw:frame>
        <draw:frame draw:style-name="gr2" draw:layer="layout" svg:width="0.891cm" svg:height="0.962cm" svg:x="5cm" svg:y="20.4cm">
          <draw:text-box>
            <text:p>F</text:p>
          </draw:text-box>
        </draw:frame>
        <draw:frame draw:style-name="gr2" draw:layer="layout" svg:width="0.891cm" svg:height="0.962cm" svg:x="10.2cm" svg:y="16.7cm">
          <draw:text-box>
            <text:p>T</text:p>
          </draw:text-box>
        </draw:frame>
        <draw:connector draw:style-name="gr3" draw:text-style-name="P1" draw:layer="layout" svg:x1="7.4cm" svg:y1="20.9cm" svg:x2="7.106cm" svg:y2="22.603cm" draw:start-shape="id1" draw:start-glue-point="6" svg:d="M7400 20900v1103h-294v600" svg:viewBox="0 0 295 1704">
          <text:p/>
        </draw:connector>
        <draw:connector draw:style-name="gr3" draw:text-style-name="P1" draw:layer="layout" svg:x1="12.2cm" svg:y1="2.4cm" svg:x2="10.35cm" svg:y2="3.6cm" draw:start-shape="id2" draw:start-glue-point="6" draw:end-shape="id3" draw:end-glue-point="5" svg:d="M12200 2400v601h-1850v599" svg:viewBox="0 0 1851 1201">
          <text:p/>
        </draw:connector>
        <draw:connector draw:style-name="gr3" draw:text-style-name="P1" draw:layer="layout" svg:x1="9.362cm" svg:y1="6.9cm" svg:x2="8.9cm" svg:y2="7.9cm" draw:start-shape="id3" draw:start-glue-point="7" draw:end-shape="id4" draw:end-glue-point="5" svg:d="M9362 6900v501h-462v499" svg:viewBox="0 0 463 1001">
          <text:p/>
        </draw:connector>
        <draw:custom-shape draw:style-name="gr1" draw:text-style-name="P1" xml:id="id5" draw:id="id5" draw:layer="layout" svg:width="5.7cm" svg:height="1.1cm" svg:x="3.5cm" svg:y="10.4cm">
          <text:p text:style-name="P1">total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5cm" svg:height="1.8cm" svg:x="2.3cm" svg:y="12.9cm">
          <text:p text:style-name="P1">total+number = tot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902cm" svg:y1="9.7cm" svg:x2="6.35cm" svg:y2="10.4cm" draw:start-shape="id4" draw:start-glue-point="7" draw:end-shape="id5" draw:end-glue-point="4" svg:d="M7902 9700v351h-1552v349" svg:viewBox="0 0 1553 701">
          <text:p/>
        </draw:connector>
        <draw:connector draw:style-name="gr3" draw:text-style-name="P1" draw:layer="layout" svg:x1="6.35cm" svg:y1="11.5cm" svg:x2="6.05cm" svg:y2="12.9cm" draw:start-shape="id5" draw:start-glue-point="6" draw:end-shape="id6" svg:d="M6350 11500v701h-300v699" svg:viewBox="0 0 301 1401">
          <text:p/>
        </draw:connector>
        <draw:custom-shape draw:style-name="gr1" draw:text-style-name="P1" xml:id="id9" draw:id="id9" draw:layer="layout" svg:width="5.9cm" svg:height="1.2cm" svg:x="3.8cm" svg:y="15.4cm">
          <text:p text:style-name="P1">average = total/co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6.8cm" svg:height="1.6cm" svg:x="4.1cm" svg:y="22.7cm">
          <text:p text:style-name="P1">OUTPUT aver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6.807cm" svg:y1="24.3cm" svg:x2="10.6cm" svg:y2="26.8cm" draw:start-shape="id7" draw:start-glue-point="7" draw:end-shape="id8" draw:end-glue-point="4" svg:d="M6807 24300v1251h3793v1249" svg:viewBox="0 0 3794 2501">
          <text:p/>
        </draw:connector>
        <draw:connector draw:style-name="gr3" draw:text-style-name="P1" draw:layer="layout" svg:x1="8cm" svg:y1="20.25cm" svg:x2="12.802cm" svg:y2="8.8cm" draw:start-shape="id1" draw:start-glue-point="7" draw:end-shape="id4" draw:end-glue-point="9" svg:d="M8000 20250h4802v-11450" svg:viewBox="0 0 4803 11451">
          <text:p/>
        </draw:connector>
        <draw:connector draw:style-name="gr3" draw:text-style-name="P1" draw:layer="layout" svg:x1="6.05cm" svg:y1="14.7cm" svg:x2="6.75cm" svg:y2="15.4cm" draw:start-shape="id6" draw:start-glue-point="6" draw:end-shape="id9" draw:end-glue-point="4" svg:d="M6050 14700v351h700v349" svg:viewBox="0 0 701 701">
          <text:p/>
        </draw:connector>
        <draw:connector draw:style-name="gr3" draw:text-style-name="P1" draw:layer="layout" svg:x1="6.75cm" svg:y1="16.6cm" svg:x2="7.4cm" svg:y2="19.6cm" draw:start-shape="id9" draw:start-glue-point="6" draw:end-shape="id1" draw:end-glue-point="4" svg:d="M6750 16600v1501h650v1499" svg:viewBox="0 0 65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4:28:17.874000000</meta:creation-date>
    <dc:date>2014-10-21T14:43:31.689000000</dc:date>
    <meta:editing-duration>P0D</meta:editing-duration>
    <meta:editing-cycles>1</meta:editing-cycles>
    <meta:document-statistic meta:object-count="21"/>
    <meta:generator>LibreOffice/4.2.5.2$Windows_x86 LibreOffice_project/61cb170a04bb1f12e77c884eab9192be736ec5f5</meta:generator>
  </office:meta>
</office:document-meta>
</file>